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text-properties fo:color="#333333" officeooo:rsid="0018fe20" officeooo:paragraph-rsid="00682346"/>
    </style:style>
    <style:style style:name="P5" style:family="paragraph" style:parent-style-name="Text_20_body_20_indent">
      <style:text-properties fo:color="#333333" officeooo:paragraph-rsid="00682346"/>
    </style:style>
    <style:style style:name="P6" style:family="paragraph" style:parent-style-name="Text_20_body_20_indent">
      <style:text-properties fo:color="#333333" officeooo:rsid="001ae52c" officeooo:paragraph-rsid="00682346"/>
    </style:style>
    <style:style style:name="P7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8" style:family="paragraph" style:parent-style-name="Text_20_body_20_indent">
      <style:text-properties officeooo:rsid="001cae48" officeooo:paragraph-rsid="00682346"/>
    </style:style>
    <style:style style:name="P9" style:family="paragraph" style:parent-style-name="Text_20_body_20_indent">
      <style:paragraph-properties fo:margin-left="0.4925in" fo:margin-right="0in" fo:text-indent="0in" style:auto-text-indent="false"/>
    </style:style>
    <style:style style:name="P10" style:family="paragraph" style:parent-style-name="Heading_20_1">
      <style:text-properties fo:font-weight="bold" officeooo:rsid="00682346" officeooo:paragraph-rsid="00682346" style:font-weight-asian="bold" style:font-weight-complex="bold"/>
    </style:style>
    <style:style style:name="P11" style:family="paragraph" style:parent-style-name="Heading_20_1">
      <style:text-properties officeooo:rsid="00682346" officeooo:paragraph-rsid="00682346"/>
    </style:style>
    <style:style style:name="P12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3" style:family="paragraph">
      <style:paragraph-properties fo:line-height="80%" fo:text-align="end"/>
    </style:style>
    <style:style style:name="P1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officeooo:rsid="00639862"/>
    </style:style>
    <style:style style:name="T5" style:family="text">
      <style:text-properties officeooo:rsid="001d35d0"/>
    </style:style>
    <style:style style:name="T6" style:family="text">
      <style:text-properties officeooo:rsid="0018fe20"/>
    </style:style>
    <style:style style:name="T7" style:family="text">
      <style:text-properties officeooo:rsid="002197c0"/>
    </style:style>
    <style:style style:name="T8" style:family="text">
      <style:text-properties officeooo:rsid="001ed9f2"/>
    </style:style>
    <style:style style:name="T9" style:family="text">
      <style:text-properties officeooo:rsid="001f119c"/>
    </style:style>
    <style:style style:name="T10" style:family="text">
      <style:text-properties officeooo:rsid="001cae48"/>
    </style:style>
    <style:style style:name="T11" style:family="text">
      <style:text-properties officeooo:rsid="001ae52c"/>
    </style:style>
    <style:style style:name="T12" style:family="text">
      <style:text-properties officeooo:rsid="001e3dfb"/>
    </style:style>
    <style:style style:name="T13" style:family="text">
      <style:text-properties officeooo:rsid="006c7550"/>
    </style:style>
    <style:style style:name="T14" style:family="text">
      <style:text-properties officeooo:rsid="006dfd66"/>
    </style:style>
    <style:style style:name="T15" style:family="text">
      <style:text-properties officeooo:rsid="006eb5ab"/>
    </style:style>
    <style:style style:name="T16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1.2594in" svg:height="0.9287in" svg:x="6.4075in" svg:y="1.2209in">
        <draw:text-box>
          <text:p text:style-name="P13"><text:span text:style-name="T16"/></text:p>
          <text:p text:style-name="P13"><text:span text:style-name="T16">Nexus</text:span></text:p>
          <text:p text:style-name="P13"><text:span text:style-name="T16">Advantage</text:span></text:p>
        </draw:text-box>
      </draw:frame>
      <text:h text:style-name="P12" text:outline-level="1">Overview</text:h>
      <text:p text:style-name="P5">It is widely acknowledged by the nonprofit community <text:span text:style-name="T5">that </text:span>the most effective <text:span text:style-name="T6">and lasting </text:span>work in our sector is <text:span text:style-name="T5">often </text:span>done collaboratively. It is also widely acknowledged that while most nonprofits aspire to collaborative partnerships, this type of work is actually <text:span text:style-name="T5">notoriously</text:span> difficult to achieve. One significant obstacle to collaborative work is the <text:span text:style-name="T6">practical </text:span>lack of access to a framework from which to create and sustain collaborative communications throughout the life-cycle of a cross-organizational partnership.</text:p>
      <text:p text:style-name="P5">There <text:span text:style-name="T7">is</text:span> no shortage of collaborative tools and solutions in the marketplace at large. However, there are <text:s/>formidable obstacles to <text:span text:style-name="T8">unified </text:span>adoption <text:span text:style-name="T5">by</text:span> organizationally unconnected nonprofits, including cost, security, community delineation, and central administration. </text:p>
      <text:p text:style-name="P4">Nexus <text:span text:style-name="T14">Advantage </text:span>provides a solution.</text:p>
      <text:h text:style-name="Heading_20_1" text:outline-level="1"><text:span text:style-name="T1">F</text:span><text:span text:style-name="T2">eatures</text:span></text:h>
      <text:p text:style-name="P6">To qualified partners, Nexus <text:span text:style-name="T14">Advantage </text:span>provides web based collaboration tools including directory services, mapping, discussion forums, calendering, workgroups, real-time chat, private messaging, and collaboration tracking. Charitable communities will be able to delineate themselves within a private and secure collaborative environment. Importantly, Nexus <text:span text:style-name="T15">Advantage </text:span>will remove technical administration worries and be available at a cost that is within reach even for a grassroots budget. </text:p>
      <text:h text:style-name="P10" text:outline-level="1">How Can We Pull This Off?</text:h>
      <text:p text:style-name="P7">North<text:span text:style-name="T13">b</text:span>ridge Technology Alliance is a 501(c)(3) tax exempt nonprofit <text:span text:style-name="T10">based in the Chicago region</text:span>. <text:span text:style-name="T11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5"><text:span text:style-name="T9">Nexus Advantage is a s</text:span>hared technology solution custom designed by social leaders to solve social problems. This is the <text:span text:style-name="T10">hallmark of a Northbridge outcome</text:span>.</text:p>
      <text:h text:style-name="Heading_20_1" text:outline-level="1"><text:soft-page-break/>Timeline</text:h>
      <text:p text:style-name="P8">Nexus <text:span text:style-name="T14">Advantage </text:span>is in pilot with influential Midwest collaboratives through early 201<text:span text:style-name="T14">6</text:span>. After <text:span text:style-name="T12">vetting and refining our feature set on an impactful but controlled scale, we will </text:span>advance <text:span text:style-name="T12">Nexus Advantage to a</text:span> <text:span text:style-name="T9">regional and </text:span>national scale for use by our social justice and community building partners. </text:p>
      <text:h text:style-name="P11" text:outline-level="1">For More Information</text:h>
      <text:p text:style-name="P3">If your non profit organization would like more information about <text:span text:style-name="T15">Nexus Advantage, please </text:span>contact North<text:span text:style-name="T13">b</text:span>ridge Technology Alliance by email or telephone.</text:p>
      <text:p text:style-name="P9"><text:a xlink:type="simple" xlink:href="http://northbridgetech.org/">http://northbridgetech.org</text:a></text:p>
      <text:p text:style-name="P9"><text:a xlink:type="simple" xlink:href="mailto:contact@northbridgetech.org">contact@northbridgetech.org</text:a></text:p>
      <text:p text:style-name="P9">866.848.9224</text:p>
      <text:p text:style-name="Text_20_body_20_indent">North<text:span text:style-name="T13">b</text:span>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3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1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2-25T18:55:15.185482554</dc:date>
    <meta:editing-duration>PT5H28M23S</meta:editing-duration>
    <meta:editing-cycles>100</meta:editing-cycles>
    <meta:generator>LibreOffice/4.2.8.2$Linux_X86_64 LibreOffice_project/420m0$Build-2</meta:generator>
    <meta:document-statistic meta:table-count="0" meta:image-count="5" meta:object-count="0" meta:page-count="2" meta:paragraph-count="19" meta:word-count="369" meta:character-count="2613" meta:non-whitespace-character-count="2254"/>
  </office:meta>
</office:document-meta>
</file>